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61e86" officeooo:paragraph-rsid="00161e86"/>
    </style:style>
    <style:style style:name="P2" style:family="paragraph" style:parent-style-name="Text_20_body">
      <style:text-properties fo:color="#000000" loext:opacity="100%" style:font-name="Industry-Light" fo:font-size="12pt" fo:font-weight="normal" officeooo:rsid="00161e86" officeooo:paragraph-rsid="00161e86" style:font-size-asian="12pt" style:font-weight-asian="normal"/>
    </style:style>
    <style:style style:name="P3" style:family="paragraph" style:parent-style-name="Text_20_body" style:list-style-name="L1">
      <style:text-properties fo:color="#000000" loext:opacity="100%" style:font-name="Industry-Light" fo:font-size="12pt" fo:font-weight="normal" officeooo:rsid="00161e86" officeooo:paragraph-rsid="00161e86" style:font-size-asian="12pt" style:font-weight-asian="normal"/>
    </style:style>
    <style:style style:name="P4" style:family="paragraph" style:parent-style-name="Text_20_body">
      <style:text-properties fo:color="#000000" loext:opacity="100%" style:font-name="Industry-Light" fo:font-size="12pt" fo:font-weight="normal" officeooo:rsid="00161e86" officeooo:paragraph-rsid="00189b6b" style:font-size-asian="12pt" style:font-weight-asian="normal"/>
    </style:style>
    <style:style style:name="P5" style:family="paragraph" style:parent-style-name="Text_20_body">
      <style:text-properties fo:color="#000000" loext:opacity="100%" style:font-name="Industry-Light" fo:font-size="12pt" fo:font-weight="normal" officeooo:rsid="00161e86" officeooo:paragraph-rsid="001fc73f" style:font-size-asian="12pt" style:font-weight-asian="normal" style:font-weight-complex="bold"/>
    </style:style>
    <style:style style:name="P6" style:family="paragraph" style:parent-style-name="Text_20_body">
      <style:text-properties fo:color="#000000" loext:opacity="100%" style:font-name="Industry-Light" fo:font-size="12pt" fo:font-weight="normal" officeooo:rsid="00161e86" style:font-size-asian="12pt" style:font-weight-asian="normal" style:font-size-complex="15pt" style:font-weight-complex="normal"/>
    </style:style>
    <style:style style:name="P7" style:family="paragraph" style:parent-style-name="Text_20_body">
      <style:text-properties fo:color="#000000" loext:opacity="100%" style:font-name="Industry-Light" fo:font-size="12pt" fo:font-weight="normal" officeooo:rsid="00161e86" officeooo:paragraph-rsid="0024a477" style:font-size-asian="12pt" style:font-weight-asian="normal" style:font-size-complex="15pt" style:font-weight-complex="normal"/>
    </style:style>
    <style:style style:name="P8" style:family="paragraph" style:parent-style-name="Text_20_body">
      <style:text-properties fo:color="#000000" loext:opacity="100%" style:font-name="Industry-Light" fo:font-size="12pt" fo:font-weight="normal" officeooo:rsid="00161e86" officeooo:paragraph-rsid="002b4713" style:font-size-asian="12pt" style:font-weight-asian="normal" style:font-size-complex="15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161e86"/>
    </style:style>
    <style:style style:name="T2" style:family="text">
      <style:text-properties officeooo:rsid="0016ef80"/>
    </style:style>
    <style:style style:name="T3" style:family="text">
      <style:text-properties officeooo:rsid="001873b1"/>
    </style:style>
    <style:style style:name="T4" style:family="text">
      <style:text-properties officeooo:rsid="00189b6b"/>
    </style:style>
    <style:style style:name="T5" style:family="text">
      <style:text-properties officeooo:rsid="00203ade"/>
    </style:style>
    <style:style style:name="T6" style:family="text">
      <style:text-properties officeooo:rsid="00272703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Ejercicios Prácticos</text:p>
      <text:p text:style-name="P1"/>
      <text:p text:style-name="P2">1.- Vamos a realizar los ejercicios prácticos sobre la apk DIVA, pensada para compreder algunas amenazas típicas de Android</text:p>
      <text:p text:style-name="P2">2.- Utilizaremos:</text:p>
      <text:list xml:id="list856073644" text:style-name="L1">
        <text:list-item>
          <text:p text:style-name="P3">Genymotion : Emulador</text:p>
        </text:list-item>
        <text:list-item>
          <text:p text:style-name="P3">Drozer : apk en desuso pero sirve para probar</text:p>
        </text:list-item>
        <text:list-item>
          <text:p text:style-name="P3">ADB : Tools para conseguir una shell sonbre Android</text:p>
        </text:list-item>
        <text:list-item>
          <text:p text:style-name="P3">MobSF : Framework para des empaquetar una apk</text:p>
        </text:list-item>
      </text:list>
      <text:p text:style-name="P2"/>
      <text:p text:style-name="P4">DIVA: Damn insecure and vulnerable App </text:p>
      <text:p text:style-name="P5"/>
      <text:p text:style-name="P6">1.- <text:s/>Logging inseguro en DIVA </text:p>
      <text:p text:style-name="P6">2.- Almacenamiento sin cifrado en preferences </text:p>
      <text:p text:style-name="P6">3.- Almacenamiento sin cifrado en SQLite </text:p>
      <text:p text:style-name="P6">4.- Almacenamiento sin cifrado en fichero temporal </text:p>
      <text:p text:style-name="P6">5.- Almacenamiento sin cifrado en almacenamiento externo </text:p>
      <text:p text:style-name="P6">6.- Problemas de validación <text:s/></text:p>
      <text:p text:style-name="P6"><text:tab/>6.1.- Ojo a las SQLI </text:p>
      <text:p text:style-name="P6">7.- Problemas de validación que provocan LFI </text:p>
      <text:p text:style-name="P6">8.- Control de acceso inseguro, llamar activity desde fuera </text:p>
      <text:p text:style-name="P6">9.- Control de acceso inseguro, manipulando parámetros </text:p>
      <text:p text:style-name="P6">10.- Control de acceso inseguro, contents provider inseguros </text:p>
      <text:p text:style-name="P6">11.- Validación de entrada, DoS </text:p>
      <text:p text:style-name="P7"/>
      <text:p text:style-name="P7"/>
      <text:p text:style-name="P7"><text:soft-page-break/></text:p>
      <text:p text:style-name="P7">Sólo con PIVAA</text:p>
      <text:p text:style-name="P6">12.- Broadcast receiver exportables (PIVAA) </text:p>
      <text:p text:style-name="P6">13.- Servicio exportable (PIVAA) </text:p>
      <text:p text:style-name="P6"/>
      <text:p text:style-name="P8">Laboratorio -Caso práctico.</text:p>
      <text:p text:style-name="P6"><text:tab/>1.-Análisis estático.</text:p>
      <text:p text:style-name="P6"><text:tab/>2.-Análisis dinámico.</text:p>
      <text:p text:style-name="P6"><text:tab/>3.-Análisis de red.</text:p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" draw:name="Forma1" draw:style-name="Mgr1" draw:text-style-name="MP1" svg:x1="-0.03cm" svg:y1="0.229cm" svg:x2="17.094cm" svg:y2="0.2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03:28:00</meta:creation-date>
    <dc:date>2022-08-21T18:02:10.932000000</dc:date>
    <meta:editing-duration>PT1H3M53S</meta:editing-duration>
    <meta:editing-cycles>20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27" meta:word-count="160" meta:character-count="1084" meta:non-whitespace-character-count="934"/>
  </office:meta>
</office:document-meta>
</file>